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ateriais Complementares</text:p>
      <text:p text:style-name="Preformatted_20_Text"/>
      <text:p text:style-name="Preformatted_20_Text">Nossos materiais complementares e de apoio têm como objetivo apresentar informações para facilitar e enriquecer a sua jornada de aprendizado. Para isso, links úteis (como slides, repositórios e páginas oficiais) serão disponibilizados, além de dicas sobre como se destacar na DIO e no mercado de trabalho 😉</text:p>
      <text:p text:style-name="Preformatted_20_Text"/>
      <text:p text:style-name="Preformatted_20_Text">Slide</text:p>
      <text:p text:style-name="Preformatted_20_Text">Primeiros passos com Go</text:p>
      <text:p text:style-name="Preformatted_20_Text"/>
      <text:p text:style-name="Preformatted_20_Text">Repositório Git</text:p>
      <text:p text:style-name="Preformatted_20_Text"/>
      <text:p text:style-name="Preformatted_20_Text">O Git é um conceito essencial no mercado de trabalho atualmente, por isso sempre reforçamos sua importância em nossa metodologia educacional. Por isso, todo código-fonte desenvolvido durante este conteúdo foi versionado no seguinte endereço para que você possa consultá-lo a qualquer momento:</text:p>
      <text:p text:style-name="Preformatted_20_Text"/>
      <text:p text:style-name="Preformatted_20_Text">https://github.com/Tenille10/Introdu-o-a-linguagem-Go</text:p>
      <text:p text:style-name="Preformatted_20_Text"/>
      <text:p text:style-name="Preformatted_20_Text">Dicas/Links Úteis</text:p>
      <text:p text:style-name="Preformatted_20_Text"/>
      <text:p text:style-name="Preformatted_20_Text">Por fim, disponibilizamos alguns links úteis para que você possa se desenvolver ainda mais através de referências oficiais das tecnologias, páginas de documentação e/ou fóruns de discussão relevantes. Nesse contexto, seguem algumas sugestões:</text:p>
      <text:p text:style-name="Preformatted_20_Text"/>
      <text:p text:style-name="Preformatted_20_Text"/>
      <text:p text:style-name="Preformatted_20_Text"><text:s text:c="4"/>Artigos/Fórum: você pode compartilhar conteúdos técnicos através de Artigos (visíveis globalmente na plataforma da DIO). Por outro lado, você também pode compartilhar suas conquistas e dúvidas usando os Fóruns (que são específicos para cada experiência educacional na DIO, como um Bootcamp por exemplo);</text:p>
      <text:p text:style-name="Preformatted_20_Text"><text:s text:c="4"/>Rooms: caso você esteja inscrito(a) em uma experiência educacional na DIO (como um Bootcamp, por exemplo) você terá acesso ao Rooms. O Rooms é uma ferramenta de bate-papo em tempo real onde todos os inscritos podem interagir, compartilhando dúvidas e dicas (que podem conter imagens e snippets de código-fonte);</text:p>
      <text:p text:style-name="Preformatted_20_Text"><text:s text:c="4"/>Pesquise na Web: pode parecer óbvio, mas é importante frisar a importância das engines de busca no dia-a-dia de um profissional de TI. Caso não encontre o que procura dentro da DIO, pesquise sobre o assunto (conceito, dúvida, erro etc) na Internet (dê um Google), pois na maioria das vezes você será levado à páginas incríveis como o StackOverflow que salvarão o seu dia 😎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4T03:46:11.183612893</dc:date>
    <meta:editing-duration>PT1M2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291" meta:character-count="1975" meta:non-whitespace-character-count="1684"/>
  </office:meta>
</office:document-meta>
</file>